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1"><text:a xlink:href="mailto:jesus@gmail.com" xlink:type="simple">jesus@gmail.com</text:a></text:span>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table:number-columns-repeated="3"/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01:20:11.694310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21T01:20:19.243888910</dc:date>
    <meta:editing-duration>PT30M4S</meta:editing-duration>
    <meta:editing-cycles>16</meta:editing-cycles>
    <meta:generator>LibreOffice/7.5.4.2$Linux_X86_64 LibreOffice_project/36ccfdc35048b057fd9854c757a8b67ec53977b6</meta:generator>
    <meta:document-statistic meta:table-count="1" meta:cell-count="10" meta:object-count="0"/>
  </office:meta>
</office:document-meta>
</file>